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2a6099" fo:border-right="0.99pt solid #2a6099" fo:border-top="0.99pt solid #2a6099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2a6099" fo:border-right="none" fo:border-top="none"/>
    </style:style>
    <style:style style:name="ce3" style:family="table-cell" style:parent-style-name="Default">
      <style:table-cell-properties fo:border-bottom="0.99pt solid #2a6099" fo:border-left="0.99pt solid #2a6099" fo:border-right="none" fo:border-top="none"/>
    </style:style>
    <style:style style:name="ce5" style:family="table-cell" style:parent-style-name="Default">
      <style:table-cell-properties fo:border-bottom="none" fo:border-left="none" fo:border-right="0.99pt solid #2a6099" fo:border-top="0.99pt solid #2a6099"/>
    </style:style>
    <style:style style:name="ce13" style:family="table-cell" style:parent-style-name="Default">
      <style:table-cell-properties fo:border-bottom="none" fo:border-left="none" fo:border-right="0.99pt solid #2a6099" fo:border-top="none"/>
    </style:style>
    <style:style style:name="ce6" style:family="table-cell" style:parent-style-name="Default">
      <style:table-cell-properties fo:border-bottom="none" fo:border-left="none" fo:border-right="0.99pt solid #2a6099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2a6099" fo:border-top="none"/>
      <style:paragraph-properties fo:text-align="center" fo:margin-left="0in"/>
    </style:style>
    <style:style style:name="ce8" style:family="table-cell" style:parent-style-name="Default">
      <style:table-cell-properties fo:border-bottom="0.99pt solid #2a6099" style:text-align-source="fix" style:repeat-content="false" fo:border-left="none" fo:border-right="0.99pt solid #2a6099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2a6099" fo:border-right="0.99pt solid #2a6099" fo:border-top="0.99pt solid #2a6099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nálise Matetmática I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Álgebra Linear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Matemática Discret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Aprendizagem Automática</text:p>
          </table:table-cell>
          <table:covered-table-cell table:style-name="ce5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/>
          <table:covered-table-cell table:style-name="ce9"/>
          <table:covered-table-cell table:style-name="ce13"/>
          <table:table-cell/>
          <table:covered-table-cell table:style-name="ce9"/>
          <table:covered-table-cell table:style-name="ce13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6.5" calcext:value-type="float">
            <text:p>16.5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.2" calcext:value-type="float">
            <text:p>11.2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10.1" calcext:value-type="float">
            <text:p>10.1</text:p>
          </table:table-cell>
          <table:table-cell/>
          <table:table-cell office:value-type="string" calcext:value-type="string">
            <text:p>2º Frequência</text:p>
          </table:table-cell>
          <table:table-cell table:style-name="ce7"/>
          <table:table-cell/>
          <table:table-cell table:style-name="ce9" office:value-type="string" calcext:value-type="string">
            <text:p>2º Frequência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9" office:value-type="string" calcext:value-type="string">
            <text:p>2º Frequência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1º Trabalho 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9"/>
          <table:table-cell table:style-name="ce7"/>
          <table:table-cell/>
          <table:table-cell table:style-name="ce9"/>
          <table:table-cell table:style-name="ce6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Teórica</text:p>
          </table:table-cell>
          <table:table-cell table:style-name="ce6" table:formula="of:= 0.5*(([.L7]+[.L6])/2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Prática</text:p>
          </table:table-cell>
          <table:table-cell table:style-name="ce6" table:formula="of:=[.L9]*0.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C6]+[.C7]+[.C8])/3" office:value-type="float" office:value="8.86666666666667" calcext:value-type="float">
            <text:p>8.86666666666667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F6]+[.F7])/2" office:value-type="float" office:value="5.6" calcext:value-type="float">
            <text:p>5.6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I6]+[.I7])/2" office:value-type="float" office:value="14.25" calcext:value-type="float">
            <text:p>14.2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L12]+[.L11]" office:value-type="float" office:value="3" calcext:value-type="float">
            <text:p>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Programação 3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Metodologias e Desenvolvimento de Software</text:p>
          </table:table-cell>
          <table:covered-table-cell table:style-name="ce5"/>
          <table:table-cell table:number-columns-repeated="6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2º Frequência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/>
          <table:table-cell/>
          <table:table-cell office:value-type="string" calcext:value-type="string">
            <text:p>1º Trabalho 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1º Trabalho </text:p>
          </table:table-cell>
          <table:table-cell table:style-name="ce7"/>
          <table:table-cell/>
          <table:table-cell office:value-type="string" calcext:value-type="string">
            <text:p>2º Trabalho 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a Teórica</text:p>
          </table:table-cell>
          <table:table-cell table:formula="of:=(([.C22]+[.C23]+[.C24])/3)*0.6" office:value-type="float" office:value="3.8" calcext:value-type="float">
            <text:p>3.8</text:p>
          </table:table-cell>
          <table:table-cell/>
          <table:table-cell office:value-type="string" calcext:value-type="string">
            <text:p>Nota Teórica</text:p>
          </table:table-cell>
          <table:table-cell table:formula="of:= 0.6*(([.F23]+[.F22])/2)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a Prática</text:p>
          </table:table-cell>
          <table:table-cell table:formula="of:=[.C25]*0.4" office:value-type="float" office:value="0" calcext:value-type="float">
            <text:p>0</text:p>
          </table:table-cell>
          <table:table-cell/>
          <table:table-cell office:value-type="string" calcext:value-type="string">
            <text:p>Nota Prática</text:p>
          </table:table-cell>
          <table:table-cell table:formula="of:=(([.F24]+[.F25])/2)*0.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C28]+[.C27]" office:value-type="float" office:value="3.8" calcext:value-type="float">
            <text:p>3.8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F28]+[.F27]" office:value-type="float" office:value="2.4" calcext:value-type="float">
            <text:p>2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08:30.965432522</meta:creation-date>
    <dc:date>2022-12-12T10:20:19.133301290</dc:date>
    <meta:editing-duration>PT1H1M12S</meta:editing-duration>
    <meta:editing-cycles>13</meta:editing-cycles>
    <meta:generator>LibreOffice/7.4.2.3$Linux_X86_64 LibreOffice_project/40$Build-3</meta:generator>
    <meta:document-statistic meta:table-count="1" meta:cell-count="57" meta:object-count="0"/>
  </office:meta>
</office:document-meta>
</file>